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94pt"/>
    </style:style>
    <style:style style:name="co3" style:family="table-column">
      <style:table-column-properties fo:break-before="auto" style:column-width="130.7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87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aaNum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ariation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 added</text:p>
          </table:table-cell>
        </table:table-row>
        <table:table-row table:style-name="ro1">
          <table:table-cell office:value-type="string" calcext:value-type="string">
            <text:p>GRIN1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c.2531G&gt;T </text:p>
          </table:table-cell>
          <table:table-cell office:value-type="string" calcext:value-type="string">
            <text:p>p.Arg844Leu</text:p>
          </table:table-cell>
          <table:table-cell office:value-type="string" calcext:value-type="string">
            <text:p>h1a-R844L</text:p>
          </table:table-cell>
          <table:table-cell office:value-type="string" calcext:value-type="string">
            <text:p>NM_007327.4</text:p>
          </table:table-cell>
          <table:table-cell office:value-type="float" office:value="598966" calcext:value-type="float">
            <text:p>598966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4" calcext:value-type="date">
            <text:p>2018-12-14</text:p>
          </table:table-cell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.89G&gt;A </text:p>
          </table:table-cell>
          <table:table-cell office:value-type="string" calcext:value-type="string">
            <text:p>p.Gly30Asp</text:p>
          </table:table-cell>
          <table:table-cell office:value-type="string" calcext:value-type="string">
            <text:p>h2A-G30D</text:p>
          </table:table-cell>
          <table:table-cell office:value-type="string" calcext:value-type="string">
            <text:p>NM_000833.4</text:p>
          </table:table-cell>
          <table:table-cell office:value-type="float" office:value="598111" calcext:value-type="float">
            <text:p>598111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1" calcext:value-type="date">
            <text:p>2018-12-11</text:p>
          </table:table-cell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.736C&gt;A </text:p>
          </table:table-cell>
          <table:table-cell office:value-type="string" calcext:value-type="string">
            <text:p>p.Leu246Ile</text:p>
          </table:table-cell>
          <table:table-cell office:value-type="string" calcext:value-type="string">
            <text:p>h2A-L246I</text:p>
          </table:table-cell>
          <table:table-cell office:value-type="string" calcext:value-type="string">
            <text:p>NM_000833.4</text:p>
          </table:table-cell>
          <table:table-cell office:value-type="float" office:value="597012" calcext:value-type="float">
            <text:p>597012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1" calcext:value-type="date">
            <text:p>2018-12-11</text:p>
          </table:table-cell>
        </table:table-row>
        <table:table-row table:style-name="ro1">
          <table:table-cell office:value-type="string" calcext:value-type="string">
            <text:p>GRIN2B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c.2845T&gt;C </text:p>
          </table:table-cell>
          <table:table-cell office:value-type="string" calcext:value-type="string">
            <text:p>p.Tyr949His</text:p>
          </table:table-cell>
          <table:table-cell office:value-type="string" calcext:value-type="string">
            <text:p>h2B-Y949H</text:p>
          </table:table-cell>
          <table:table-cell office:value-type="string" calcext:value-type="string">
            <text:p>NM_000834.4</text:p>
          </table:table-cell>
          <table:table-cell office:value-type="float" office:value="595099" calcext:value-type="float">
            <text:p>595099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1" calcext:value-type="date">
            <text:p>2018-12-11</text:p>
          </table:table-cell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c.2517C&gt;A </text:p>
          </table:table-cell>
          <table:table-cell office:value-type="string" calcext:value-type="string">
            <text:p>p.His839Gln</text:p>
          </table:table-cell>
          <table:table-cell office:value-type="string" calcext:value-type="string">
            <text:p>h2A-H839Q</text:p>
          </table:table-cell>
          <table:table-cell office:value-type="string" calcext:value-type="string">
            <text:p>NM_000833.4</text:p>
          </table:table-cell>
          <table:table-cell office:value-type="float" office:value="595098" calcext:value-type="float">
            <text:p>595098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1" calcext:value-type="date">
            <text:p>2018-12-11</text:p>
          </table:table-cell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c.1342G&gt;A </text:p>
          </table:table-cell>
          <table:table-cell office:value-type="string" calcext:value-type="string">
            <text:p>p.Glu448Lys</text:p>
          </table:table-cell>
          <table:table-cell office:value-type="string" calcext:value-type="string">
            <text:p>h2A-E448K</text:p>
          </table:table-cell>
          <table:table-cell office:value-type="string" calcext:value-type="string">
            <text:p>NM_000833.4</text:p>
          </table:table-cell>
          <table:table-cell office:value-type="float" office:value="595097" calcext:value-type="float">
            <text:p>595097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1" calcext:value-type="date">
            <text:p>2018-12-11</text:p>
          </table:table-cell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.1265T&gt;C </text:p>
          </table:table-cell>
          <table:table-cell office:value-type="string" calcext:value-type="string">
            <text:p>p.Ile422Thr</text:p>
          </table:table-cell>
          <table:table-cell office:value-type="string" calcext:value-type="string">
            <text:p>h2A-I422T</text:p>
          </table:table-cell>
          <table:table-cell office:value-type="string" calcext:value-type="string">
            <text:p>NM_000833.4</text:p>
          </table:table-cell>
          <table:table-cell office:value-type="float" office:value="595096" calcext:value-type="float">
            <text:p>595096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1" calcext:value-type="date">
            <text:p>2018-12-11</text:p>
          </table:table-cell>
        </table:table-row>
        <table:table-row table:style-name="ro1">
          <table:table-cell office:value-type="string" calcext:value-type="string">
            <text:p>GRIN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c.1765T&gt;C </text:p>
          </table:table-cell>
          <table:table-cell office:value-type="string" calcext:value-type="string">
            <text:p>p.Phe589Leu</text:p>
          </table:table-cell>
          <table:table-cell office:value-type="string" calcext:value-type="string">
            <text:p>h1a-F589L</text:p>
          </table:table-cell>
          <table:table-cell office:value-type="string" calcext:value-type="string">
            <text:p>NM_007327.4</text:p>
          </table:table-cell>
          <table:table-cell office:value-type="float" office:value="592388" calcext:value-type="float">
            <text:p>592388</text:p>
          </table:table-cell>
          <table:table-cell office:value-type="string" calcext:value-type="string">
            <text:p>single nucleotide variant</text:p>
          </table:table-cell>
          <table:table-cell office:value-type="date" office:date-value="2018-12-11" calcext:value-type="date">
            <text:p>2018-12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7:45:40.133586242</meta:creation-date>
    <dc:date>2019-01-03T17:55:50.141415180</dc:date>
    <meta:editing-duration>PT10M10S</meta:editing-duration>
    <meta:editing-cycles>1</meta:editing-cycles>
    <meta:document-statistic meta:table-count="1" meta:cell-count="81" meta:object-count="0"/>
    <meta:generator>LibreOffice/6.0.7.3.0$Linux_X86_64 LibreOffice_project/00m0$Build-3</meta:generator>
  </office:meta>
</office:document-meta>
</file>